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1fafc0" officeooo:paragraph-rsid="001fafc0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1fafc0" officeooo:paragraph-rsid="001fafc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2cdc5" officeooo:paragraph-rsid="0022cdc5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21ed0c" officeooo:paragraph-rsid="0021ed0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fc0" officeooo:paragraph-rsid="001fafc0" style:text-blinking="false" fo:background-color="transparen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dc5" officeooo:paragraph-rsid="0022cdc5" style:text-blinking="false" fo:background-color="transparen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884" officeooo:paragraph-rsid="00276884" style:text-blinking="false" fo:background-color="transparen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1232" officeooo:paragraph-rsid="002b1232" style:text-blinking="false" fo:background-color="transparen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906d" officeooo:paragraph-rsid="002c906d" style:text-blinking="false" fo:background-color="transparen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95b5" officeooo:paragraph-rsid="002c95b5" style:text-blinking="false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310" officeooo:paragraph-rsid="00309310" style:text-blinking="false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2c63f" style:text-blinking="false" fo:background-color="transparen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3cfb7" style:text-blinking="false" fo:background-color="transparen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3fc67" style:text-blinking="false" fo:background-color="transparen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5c4fe" style:text-blinking="false" fo:background-color="transparen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73218" style:text-blinking="false" fo:background-color="transparen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75909" style:text-blinking="false" fo:background-color="transparen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3847b4" style:text-blinking="false" fo:background-color="transparen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47b4" officeooo:paragraph-rsid="003847b4" style:text-blinking="false" fo:background-color="transparen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3ad09d" style:text-blinking="false" fo:background-color="transparen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3d6d25" style:text-blinking="false" fo:background-color="transparen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410ea4" style:text-blinking="false" fo:background-color="transparent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42c5fc" style:text-blinking="false" fo:background-color="transparen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43de2a" style:text-blinking="false" fo:background-color="transparent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6d25" officeooo:paragraph-rsid="003d6d25" style:text-blinking="false" fo:background-color="transparent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1212" officeooo:paragraph-rsid="003f1212" style:text-blinking="false" fo:background-color="transparen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751de" officeooo:paragraph-rsid="004751de" style:text-blinking="false" fo:background-color="transparen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fafc0" officeooo:paragraph-rsid="001fafc0" style:text-blinking="false" fo:background-color="transparen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fc67" officeooo:paragraph-rsid="0033fc67" style:text-blinking="false" fo:background-color="transparent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fc67" officeooo:paragraph-rsid="004c4c21" style:text-blinking="false" fo:background-color="transparent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8ffd" officeooo:paragraph-rsid="0033cfb7" style:text-blinking="false" fo:background-color="transparent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8ffd" officeooo:paragraph-rsid="004c4c21" style:text-blinking="false" fo:background-color="transparent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3218" officeooo:paragraph-rsid="00373218" style:text-blinking="false" fo:background-color="transparent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3218" officeooo:paragraph-rsid="004c4c21" style:text-blinking="false" fo:background-color="transparent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5909" officeooo:paragraph-rsid="00375909" style:text-blinking="false" fo:background-color="transparent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5909" officeooo:paragraph-rsid="004c4c21" style:text-blinking="false" fo:background-color="transparent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47b4" officeooo:paragraph-rsid="004c4c21" style:text-blinking="false" fo:background-color="transparent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0ea4" officeooo:paragraph-rsid="00410ea4" style:text-blinking="false" fo:background-color="transparent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0ea4" officeooo:paragraph-rsid="004c4c21" style:text-blinking="false" fo:background-color="transparent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1212" officeooo:paragraph-rsid="0042c5fc" style:text-blinking="false" fo:background-color="transparent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1212" officeooo:paragraph-rsid="0043de2a" style:text-blinking="false" fo:background-color="transparent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1212" officeooo:paragraph-rsid="004c4c21" style:text-blinking="false" fo:background-color="transparent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309310" style:text-blinking="false" fo:background-color="transparent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ad09d" officeooo:paragraph-rsid="004c4c21" style:text-blinking="false" fo:background-color="transparent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310" officeooo:paragraph-rsid="00309310" style:text-blinking="false" fo:background-color="transparent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310" officeooo:paragraph-rsid="004c4c21" style:text-blinking="false" fo:background-color="transparent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63f" officeooo:paragraph-rsid="004c4c21" style:text-blinking="false" fo:background-color="transparent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902a" officeooo:paragraph-rsid="0049902a" style:text-blinking="false" fo:background-color="transparent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officeooo:rsid="001fafc0" officeooo:paragraph-rsid="001fafc0" style:font-size-asian="11pt" style:font-size-complex="11pt"/>
    </style:style>
    <style:style style:name="T1" style:family="text">
      <style:text-properties officeooo:rsid="0021ed0c"/>
    </style:style>
    <style:style style:name="T2" style:family="text">
      <style:text-properties officeooo:rsid="0022cdc5"/>
    </style:style>
    <style:style style:name="T3" style:family="text">
      <style:text-properties officeooo:rsid="0025d57c"/>
    </style:style>
    <style:style style:name="T4" style:family="text">
      <style:text-properties officeooo:rsid="00276884"/>
    </style:style>
    <style:style style:name="T5" style:family="text">
      <style:text-properties officeooo:rsid="00291255"/>
    </style:style>
    <style:style style:name="T6" style:family="text">
      <style:text-properties officeooo:rsid="002c906d"/>
    </style:style>
    <style:style style:name="T7" style:family="text">
      <style:text-properties officeooo:rsid="002df0f7"/>
    </style:style>
    <style:style style:name="T8" style:family="text">
      <style:text-properties officeooo:rsid="002ede25"/>
    </style:style>
    <style:style style:name="T9" style:family="text">
      <style:text-properties officeooo:rsid="00338ffd"/>
    </style:style>
    <style:style style:name="T10" style:family="text">
      <style:text-properties officeooo:rsid="0033cfb7"/>
    </style:style>
    <style:style style:name="T11" style:family="text">
      <style:text-properties officeooo:rsid="0033fc67"/>
    </style:style>
    <style:style style:name="T12" style:family="text">
      <style:text-properties officeooo:rsid="00373218"/>
    </style:style>
    <style:style style:name="T13" style:family="text">
      <style:text-properties officeooo:rsid="00375909"/>
    </style:style>
    <style:style style:name="T14" style:family="text">
      <style:text-properties officeooo:rsid="003847b4"/>
    </style:style>
    <style:style style:name="T15" style:family="text">
      <style:text-properties officeooo:rsid="003c043e"/>
    </style:style>
    <style:style style:name="T16" style:family="text">
      <style:text-properties officeooo:rsid="003d6d25"/>
    </style:style>
    <style:style style:name="T17" style:family="text">
      <style:text-properties officeooo:rsid="003f1212"/>
    </style:style>
    <style:style style:name="T18" style:family="text">
      <style:text-properties officeooo:rsid="00410ea4"/>
    </style:style>
    <style:style style:name="T19" style:family="text">
      <style:text-properties officeooo:rsid="004751de"/>
    </style:style>
    <style:style style:name="T20" style:family="text">
      <style:text-properties officeooo:rsid="0048c6e6"/>
    </style:style>
    <style:style style:name="T21" style:family="text">
      <style:text-properties officeooo:rsid="0049902a"/>
    </style:style>
    <style:style style:name="T2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an Benavides Olivera</text:p>
      <text:p text:style-name="P1">Grup 2WIAM</text:p>
      <text:p text:style-name="P1">M10 SGE</text:p>
      <text:p text:style-name="P4">Cas pràctic</text:p>
      <text:p text:style-name="P1"/>
      <text:p text:style-name="P2">Sóc Director IT de la empresa HW<text:span text:style-name="T1">D</text:span> S.L que es dedica a la producció de components electrònics per a fabricants de dispositius electrònics. El nostre centre de producció està ubicat en un Poligon Industrial del Prat de Llobregat. <text:span text:style-name="T2">A HWD S.L. hi ha diferents departaments:</text:span></text:p>
      <text:p text:style-name="P3"/>
      <text:p text:style-name="P3">- Departament de producció. On es fabriquen els nostres productes </text:p>
      <text:p text:style-name="P3">- Departament de RRHH. Gestió del personal intern de la empresa</text:p>
      <text:p text:style-name="P3">- Departament de compabilitat. Gestió de tota la part financera de la empresa.</text:p>
      <text:p text:style-name="P3">- Departament comercial. Gestió de les compres de la matèria prima i de la ventes dels productes</text:p>
      <text:p text:style-name="P2">- <text:span text:style-name="T2">Departament d’atenció al client. Gestió de l’atenció als clients</text:span></text:p>
      <text:p text:style-name="P2"/>
      <text:p text:style-name="P2"/>
      <text:p text:style-name="P5">Es tracta d'una empresa que fa les coses molt manualment <text:span text:style-name="T4">i on</text:span> desde el primer moment apareix el dubte de la necessitat d’adquirir un ECM amb l’objectiu de <text:span text:style-name="T1">gestionar la nostre documentació per a </text:span>digitalitzar-<text:span text:style-name="T1">la,</text:span> tenir-la centralitzada i d’assegurar la <text:span text:style-name="T1">seva integritat</text:span>.</text:p>
      <text:p text:style-name="P5"/>
      <text:p text:style-name="P6"><text:span text:style-name="T5">E</text:span>ns <text:span text:style-name="T3">pot </text:span>interessa<text:span text:style-name="T3">r implantar un CRM amb l’objectiu d’involucrar als departaments de producció, comercial i d’atenció al client augmentant I facilitant la col.laboració entre els 3 departaments per tal d’aconseguir una millora en el servei al client i reduïr les tasques més rutinàries i repetitives i mirar de cobrir les necessitats dels departaments involucrats. L’objectiu és el de millorar l’ús dels recursos invertits per tal de poder satisfer la demanda actual i la creixent i alhora aconseguir una</text:span></text:p>
      <text:p text:style-name="P10">bona satisfacció dels nostres clients.</text:p>
      <text:p text:style-name="P7"/>
      <text:p text:style-name="P8">Per tal d’analitzar, identificar i actualitzar els diferents processos que formen part <text:span text:style-name="T6">de la estructura de negoci de la empresa es tindrà en compte el BPM ja que ens permetrà millorar els processos ja</text:span></text:p>
      <text:p text:style-name="P9">presents sense haver d’aplicar-ne de nous o canviar els actuals si aquets no són <text:span text:style-name="T7">adequats o</text:span> suficients <text:span text:style-name="T8">el que pot incloure el canvi d’alguns d’aquests processos per a que siguin parcial o totalment automatitzats</text:span>. A més ens pot ajudar a estandaritzar diferents processos per tal de fer-los més facils d’entendre i <text:span text:style-name="T7">facilitant</text:span> la seva execució. <text:span text:style-name="T8">Aquesta implantació busca la millora continua.</text:span></text:p>
      <text:p text:style-name="P28"/>
      <text:p text:style-name="P11">Tenint en compte les nessecitats anteriors a cobrir sembla que la opció més adient és la de adquirir un ERP on els mòduls requerits ja venen adherits com a part d’un únic software que els integra i unifica per a que tot funcioni de forma centralitzada. </text:p>
      <text:p text:style-name="P11"/>
      <text:p text:style-name="P11"/>
      <text:p text:style-name="P47"/>
      <text:p text:style-name="P44">ERP <text:span text:style-name="T19">(3 opcions que podrien funcionar)</text:span></text:p>
      <text:p text:style-name="P44"/>
      <text:p text:style-name="P44">- Odoo <text:span text:style-name="T16">(Open Source)</text:span>: és una solució adaptable per a tot tipus d’empresa independenment del</text:p>
      <text:p text:style-name="P44"><text:s text:c="2"/>tipus d’industria on es treballi <text:span text:style-name="T15">i</text:span> del tamany que tingui <text:span text:style-name="T18">tenint al darrera una gran comunitat de </text:span></text:p>
      <text:p text:style-name="P39"><text:s text:c="2"/>desenvolupadors. És una de les poques opcions disponibles que són 100% open source</text:p>
      <text:p text:style-name="P44">- <text:span text:style-name="T17">SAGE Business Cloud (Owner Code): és un paquet de software ERP dissenyat per a tot tipus</text:span></text:p>
      <text:p text:style-name="P42"><text:s text:c="2"/>d’empreses i que incorpora aplicacions personalitzables per a que puguin actuar amb software <text:s text:c="2"/></text:p>
      <text:p text:style-name="P42"><text:s text:c="2"/>de tercers. El paquet està dissenyat sobretot per ser desplegat al núvol tot i que també por </text:p>
      <text:p text:style-name="P42"><text:s text:c="2"/>desplegar-se en instal.lacions pròpies.</text:p>
      <text:p text:style-name="P44">- <text:span text:style-name="T17">Oracle Netsuite (Owner Code): solució adaptable a qualsevol empresa independentment del seu</text:span></text:p>
      <text:p text:style-name="P42"><text:s text:c="2"/>tamany i que es crea especialment per automatitzar les operacions, <text:s/>simplificar processos, </text:p>
      <text:p text:style-name="P42"><text:s text:c="2"/>disminuïr els costos i reduïr la complexitat IT. Ofereix un software basat en la web que inclou tots </text:p>
      <text:p text:style-name="P42"><text:s text:c="2"/>els processos de negoci d’una empresa. Està sobretot orientat a una correcta gestió financera.</text:p>
      <text:p text:style-name="P44"/>
      <text:p text:style-name="P11"/>
      <text:p text:style-name="P11"/>
      <text:p text:style-name="P11"/>
      <text:p text:style-name="P25"><text:soft-page-break/>Si partim del suposat que la nostre empresa no ha treballat fins ara amb cap ERP no tenim el problema del “legacy” o herencia de sistemes anteriors <text:span text:style-name="T17">i per tant podem escollir el ERP o els </text:span></text:p>
      <text:p text:style-name="P26">mòduls que millors s’adptin al nostre model de negoci.</text:p>
      <text:p text:style-name="P43"/>
      <text:p text:style-name="P27">Escollim<text:span text:style-name="T22"> SAGE Business Cloud</text:span> ja que ens done <text:span text:style-name="T21">els</text:span> següent<text:span text:style-name="T21">s</text:span> avantatges <text:span text:style-name="T21">però</text:span> també els següents inconvenients:</text:p>
      <text:p text:style-name="P27"/>
      <text:p text:style-name="P27">Avantatges</text:p>
      <text:p text:style-name="P27">- Consules molt senzilles de realitzar</text:p>
      <text:p text:style-name="P27">- Alta personalització</text:p>
      <text:p text:style-name="P24">- <text:span text:style-name="T19">Totes les dades estàn integrades</text:span></text:p>
      <text:p text:style-name="P24">- <text:span text:style-name="T19">Soporta les normes comptables locals</text:span></text:p>
      <text:p text:style-name="P24">- <text:span text:style-name="T19">Té un bon servei técnic</text:span></text:p>
      <text:p text:style-name="P24">- <text:span text:style-name="T20">El preu de contractació està sobre la mitja de les opcions disponibles.</text:span></text:p>
      <text:p text:style-name="P24"/>
      <text:p text:style-name="P27">Desventatges</text:p>
      <text:p text:style-name="P27">- Hi ha certes dificultats exportant els reports</text:p>
      <text:p text:style-name="P27">- Les eines de consulta requereixen de certa formació</text:p>
      <text:p text:style-name="P27">- No hi ha soluciones verticals</text:p>
      <text:p text:style-name="P27">- El suport 24/7 és premium</text:p>
      <text:p text:style-name="P27"/>
      <text:p text:style-name="P48">Aquest ERP cobreix les necessitats que de manera més urgent cal actualitzar i ens permet a més treballar al cloud. Això pot limitar una mica l’accès a les dades pel fer de dependre de la conexió a Internet però és un petit cost afegit envers de la flexibilitat, seguretat i reducció de costos d’estructura que aquest ERP ens ofereix.</text:p>
      <text:p text:style-name="P48"/>
      <text:p text:style-name="P48"/>
      <text:p text:style-name="P46"/>
      <text:p text:style-name="P47"><text:span text:style-name="T9">I</text:span>mplantació ERP cloud <text:span text:style-name="T10">(SaaS)</text:span></text:p>
      <text:p text:style-name="P47"/>
      <text:p text:style-name="P37">Avantatges</text:p>
      <text:p text:style-name="P37"/>
      <text:p text:style-name="P47">- Es tracta de software que és accesible en tot moment i desde qualsevol lloc tant per part del</text:p>
      <text:p text:style-name="P47"><text:s text:c="2"/>personal de la empresa com dels clients.</text:p>
      <text:p text:style-name="P47">- <text:span text:style-name="T11">El seu ús es fa mitjançant un navegador web el que el fa ser més intuitiu i més fàcil d’apendre a</text:span></text:p>
      <text:p text:style-name="P30"><text:s text:c="2"/>fer servir reduïnt la corba d’aprenentatge per part de tots els membres involucrats.</text:p>
      <text:p text:style-name="P47">- <text:span text:style-name="T9">No es necessita adquirir llicències, programes o servidors ja que només es paga per usuaris i</text:span></text:p>
      <text:p text:style-name="P32"><text:s text:c="2"/>funcions.</text:p>
      <text:p text:style-name="P47">- <text:span text:style-name="T12">La infraestructura en un servidor de tercers és compartida el que redueix els nostres costos des</text:span></text:p>
      <text:p text:style-name="P34"><text:s text:c="2"/>de l’inici i estalvia costos al departament IT.</text:p>
      <text:p text:style-name="P47">- <text:span text:style-name="T13">En cas d’haver de cambiar de sistema el desplegament al núvol és més senzill i menys costós.</text:span></text:p>
      <text:p text:style-name="P37"/>
      <text:p text:style-name="P37">Inconvenients</text:p>
      <text:p text:style-name="P37"/>
      <text:p text:style-name="P47">- <text:span text:style-name="T13">Tot i que el major inconvenient és el nivell de personalització això pot resoldre’s parcial o</text:span></text:p>
      <text:p text:style-name="P36"><text:s text:c="2"/>totalment mitjançant l’accés a una API al sistema del cloud.</text:p>
      <text:p text:style-name="P47">- <text:span text:style-name="T14">Es necessita una bona conexió a Internet per tal de garantir un correcte intercanvi de informació I</text:span></text:p>
      <text:p text:style-name="P37"><text:s text:c="2"/>que ha de produïr-se en temps re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2:13.596359830</meta:creation-date>
    <meta:generator>LibreOffice/6.0.7.3$Linux_X86_64 LibreOffice_project/00m0$Build-3</meta:generator>
    <dc:date>2020-10-14T14:17:57.481563870</dc:date>
    <meta:editing-duration>PT13H50M4S</meta:editing-duration>
    <meta:editing-cycles>29</meta:editing-cycles>
    <meta:document-statistic meta:table-count="0" meta:image-count="0" meta:object-count="0" meta:page-count="2" meta:paragraph-count="60" meta:word-count="911" meta:character-count="5462" meta:non-whitespace-character-count="4572"/>
  </office:meta>
</office:document-meta>
</file>